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top="0in" fo:margin-bottom="0in" fo:line-height="100%"/>
      <style:text-properties fo:font-size="10.5pt" style:font-size-asian="10.5pt" style:font-size-complex="10.5pt"/>
    </style:style>
    <style:style style:name="P5" style:family="paragraph" style:parent-style-name="Standard">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6"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8"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9" style:family="text">
      <style:text-properties style:font-name="Georgia" fo:language="en" fo:country="US" style:font-name-asian="Georgia" style:language-asian="none" style:country-asian="none" style:font-name-complex="Georgia" style:language-complex="none" style:country-complex="none"/>
    </style:style>
    <style:style style:name="T10" style:family="text">
      <style:text-properties style:font-name="Georgia"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color="#000000" style:font-name="Georgia" fo:font-weight="bold" style:font-weight-asian="bold" style:font-weight-complex="bold"/>
    </style:style>
    <style:style style:name="T13" style:family="text">
      <style:text-properties fo:color="#000000" style:font-name="Georgia"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Guilt of Christ</text:p>
      <text:p text:style-name="P1"><text:span text:style-name="T1">Read:</text:span><text:span text:style-name="T3"> Matthew 27:11-14</text:span></text:p>
      <text:p text:style-name="P2"/>
      <text:h text:style-name="P3" text:outline-level="3"><text:span text:style-name="T1">Introduction:</text:span><text:span text:style-name="T3"> I want to talk to you today about the death of Christ. What were the charges against Him? I've searched through the scriptures today and I am going to bring forth some witnesses to see what they have to say: You sir: What is your name? </text:span></text:h>
      <text:p text:style-name="P4"><text:span text:style-name="T12">My name is Bartimaeus:</text:span><text:span text:style-name="T13"> I was blind from birth. My family had given up on me. I was a homeless beggar outside of Jericho. I had heard about this man called Jesus. It was said that he possessed healing powers. One day a crowd was passing by and I kept hearing the name “Jesus.” I asked someone...anyone who was near: Is that Jesus passing <text:s/>right now. After asking several times, a voice said: Yes, now be quiet, so I can hear.” I wasn't quiet...I wasn't quiet at all I began to scream out at the top of my lungs: “Jesus, thou son of David, have mercy on me.” I yelled it over and over until someone told me to be still. The voice said: “Come with me; He's calling for you. The sweetest voice asked me what I wanted, and I said: “Lord, that I might receive my sight.” He touched my eyes and I was able to see. I've been following Him ever since.</text:span></text:p>
      <text:p text:style-name="P5"><text:span text:style-name="T4"><text:s text:c="2"/></text:span><text:span text:style-name="T10">A voice from the crowd responds</text:span><text:span text:style-name="T4">: “I was his doctor, I lost this patient, because of Jesus...Jesus must die!” <text:s/>(</text:span><text:span text:style-name="T5">Mark 10:46-52)</text:span></text:p>
      <text:p text:style-name="P5"><text:span text:style-name="T6">They call me Legion:</text:span><text:span text:style-name="T5"> I was possessed by so many devils that I could not count them. I was a danger to myself and my family and my community so they drove me out of town. I lived, naked, in the graveyard and </text:span><text:span text:style-name="T9">terrorized</text:span><text:span text:style-name="T5"> any and all that dared to come near me. I was the talk of the town and not in a good way either. Then this man: Jesus came and spoke to me. He cast every one of those demons out and I've been free ever since. Everyone in my town can verify the change in me. He literally made a brand new man out of me.</text:span></text:p>
      <text:p text:style-name="P5"><text:span text:style-name="T5"><text:s text:c="3"/></text:span><text:span text:style-name="T7">A voice from the crowd responds</text:span><text:span text:style-name="T8">:</text:span><text:span text:style-name="T5"> “I was his </text:span><text:span text:style-name="T9">psychiatrist.</text:span><text:span text:style-name="T5"> He was my most befuddling client. I lost a good study grant because of Jesus...Jesus must die.” (Luke 8: 26-39)</text:span></text:p>
      <text:p text:style-name="P6"><text:span text:style-name="T2">I am a Samaritan Leper:</text:span> there were 10 of us. We were nearly hoarse from constantly crying out: “Unclean! Unclean,” every time any one came near. One day we saw this man: Jesus, at a distance. We didn't get near Him because we were unclean so we called from a distance (as loud as we could): “Jesus, Master, have mercy on us.” and He did. He told us to go and show ourselves to the priests. We thought it was crazy because no priest was going to allow a leper to get close to him, but we went anyway. On the way there I began to feel a little strange and I looked at my hands and they were straightening and the feeling was coming back into my fingers. I began to shout and dance like a little kid: “I'm healed! I'm healed! My leprosy is gone.” I turned around and ran back to where we</text:p>
      <text:p text:style-name="P6"><text:s/>had seen Jesus and I fell down on my face and worshiped Him and thanked Him...it was the greatest day of my life. <text:s/>(Luke 17:12-19)</text:p>
      <text:p text:style-name="P6"><text:s text:c="2"/><text:span text:style-name="T11">A voice from the crowd responds</text:span>: “I was the Lepers Pantry Delivery Driver. I lost my job when Jesus healed this group of ten lepers...Jesus must die.”</text:p>
      <text:p text:style-name="P6"><text:span text:style-name="T2">I am the crawling woman:</text:span> I spent over a dozen years and most of my money at the doctors office and they couldn't help me at all. They only made things worse. One day I tried to get to Jesus but the crowd was so tightly packed around Him that I just couldn't get through. I fell to the ground and decided to crawl between the legs of the crowd. I got stepped on several times but I made it. I thought that if I could just touch a piece of His clothing I would be healed. I know it sounds crazy...but it worked. I tried to sneak away but Jesus stopped and asked: “Who touched me?” I knew what he meant and so I said: “I did.” He stopped and helped me to my feet and I've been healed ever since.</text:p>
      <text:p text:style-name="P6"><text:s text:c="2"/><text:span text:style-name="T11">A voice from the crowd responds</text:span>: “I represent a group of doctors who have lost this ladies business. We made a lot of money from her for the past dozen years and it has been a struggle since she quit coming...Jesus must die.” <text:s/>(Matthew 9:20-22)</text:p>
      <text:p text:style-name="P6"><text:span text:style-name="T2">I was a rich man's daughter</text:span>: I got sick and died. My dad went to Jesus and asked Him to come. He did and when He took my hand I immediately came back alive. I would be forever separated from God for all eternity if he hadn't touched me. I've served Him to this day.</text:p>
      <text:p text:style-name="P6"><text:s text:c="2"/><text:span text:style-name="T11">A voice from the crowd responds</text:span>: “I am the funeral director who lost a huge chunk of money by not being able to conduct <text:s/>her funeral because of Jesus...Jesus must die.” <text:s/>(Matthew 9:23-25)</text:p>
      <text:p text:style-name="P6"/>
      <text:p text:style-name="P6"><text:span text:style-name="T2">Conclude:</text:span> (Bring the hammer down) I find Jesus <text:s/>guilty! He's guilty of Felony First Degree Love! And for that love He will die!</text:p>
      <text:p text:style-name="P6"/>
      <text:p text:style-name="P6"><text:span text:style-name="T2">My name is Mary:</text:span> I am His mother. I was there when He was born. It was I who laid Him in a manger. I was there when He turned the water into wine. I was there in Pilates judgment hall. I was there at the foot of the cross. My son was crucified because he claimed to be the son of God. There was only one person who would know for sure who His Father was and that would be me. <text:s/>I wonder why I wasn't called. Could it be that somehow they knew that I would confirm His story?</text:p>
      <text:p text:style-name="P6"><text:s text:c="2"/>My son is not just guilty of love. He is love and He loves you today. He died for you and wants you to accept the cleansing power of His precious blood .</text:p>
      <text:p text:style-name="P6"><text:s text:c="2"/>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9-04-18T21:07:46.78</dc:date>
    <meta:editing-duration>PT1H42M33S</meta:editing-duration>
    <meta:generator>OpenOffice/4.1.3$Win32 OpenOffice.org_project/413m1$Build-9783</meta:generator>
    <meta:document-statistic meta:table-count="0" meta:image-count="0" meta:object-count="0" meta:page-count="1" meta:paragraph-count="18" meta:word-count="1022" meta:character-count="51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